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403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table:style-name="ce3"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table:style-name="ce3" office:value-type="string">
            <text:p>Lieu de Naissance</text:p>
          </table:table-cell>
          <table:table-cell table:number-columns-repeated="9"/>
        </table:table-row>
        <table:table-row table:style-name="ro4">
          <table:table-cell office:value-type="string">
            <text:p>[block1;block=begin][block1.nom]</text:p>
          </table:table-cell>
          <table:table-cell table:style-name="ce3" office:value-type="string">
            <text:p>[block1.prenom]</text:p>
          </table:table-cell>
          <table:table-cell office:value-type="string">
            <text:p>[block1.numeroacte]</text:p>
          </table:table-cell>
          <table:table-cell table:style-name="ce3" office:value-type="string">
            <text:p>[block1.dateacte]</text:p>
          </table:table-cell>
          <table:table-cell office:value-type="string">
            <text:p>[block1.lieunaissance]</text:p>
          </table:table-cell>
          <table:table-cell table:number-columns-repeated="9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5:33:15</dc:date>
    <dc:creator>romain </dc:creator>
    <meta:editing-duration>PT7H25M50S</meta:editing-duration>
    <meta:editing-cycles>97</meta:editing-cycles>
    <meta:document-statistic meta:table-count="3" meta:cell-count="42" meta:object-count="0"/>
  </office:meta>
</office:document-meta>
</file>